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cm" svg:stroke-color="#000000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0cm"/>
    </style:style>
    <style:style style:name="gr6" style:family="graphic" style:parent-style-name="standard">
      <style:graphic-properties draw:stroke="dash" draw:stroke-dash="Fine_20_Dashed"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8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05cm" svg:stroke-color="#000000" draw:marker-start-width="0.275cm" draw:marker-end-width="0.275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Fine_20_Dashed" svg:stroke-width="0.05cm" svg:stroke-color="#000000" draw:marker-start-width="0.275cm" draw:marker-end-width="0.275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3cm" svg:stroke-color="#000000" draw:marker-start-width="0.25cm" draw:marker-end-width="0.25cm" draw:fill-color="#e6e6ff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  <style:text-properties fo:font-size="10.5pt" style:font-size-asian="10.5pt" style:font-size-complex="10.5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.5pt" style:font-size-asian="10.5pt" style:font-size-complex="10.5pt"/>
    </style:style>
    <style:style style:name="P5" style:family="paragraph">
      <style:paragraph-properties fo:text-align="start"/>
      <style:text-properties fo:font-size="15pt" style:font-size-asian="15pt" style:font-size-complex="1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3cm" svg:height="3.7cm" svg:x="0.873cm" svg:y="13.596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cm" svg:height="1cm" svg:x="0.873cm" svg:y="11.396cm">
          <text:p text:style-name="P2"><text:span text:style-name="T1">dashborad_ajax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6cm" svg:height="0.9cm" svg:x="19.273cm" svg:y="0.7cm">
          <text:p text:style-name="P2"><text:span text:style-name="T1">Processed by Django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721cm" svg:height="0.7cm" svg:x="12.952cm" svg:y="0.6cm">
          <draw:text-box>
            <text:p text:style-name="P3"><text:span text:style-name="T1">Legend</text:span></text:p>
          </draw:text-box>
        </draw:frame>
        <draw:custom-shape draw:style-name="gr4" draw:text-style-name="P1" draw:layer="layout" svg:width="16.2cm" svg:height="1.4cm" svg:x="12.673cm" svg:y="0.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0.15cm" svg:height="0.848cm" svg:x="0.373cm" svg:y="0.8cm">
          <draw:text-box>
            <text:p text:style-name="P3"><text:span text:style-name="T2">Overview of files related to Hatohol client</text:span></text:p>
          </draw:text-box>
        </draw:frame>
        <draw:custom-shape draw:style-name="gr6" draw:text-style-name="P1" draw:layer="layout" svg:width="23cm" svg:height="1cm" svg:x="0.873cm" svg:y="17.6cm">
          <text:p text:style-name="P2"><text:span text:style-name="T1">Apache (or WSGI compatible HTTP servers) or mange.py (for developme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cm" svg:height="1cm" svg:x="0.873cm" svg:y="11.396cm">
          <text:p text:style-name="P2"><text:span text:style-name="T1">dashborad_ajax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9cm" svg:height="1cm" svg:x="11.173cm" svg:y="11.396cm">
          <text:p text:style-name="P2"><text:span text:style-name="T1">triggers_ajax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9cm" svg:height="1cm" svg:x="11.173cm" svg:y="10.196cm">
          <text:p text:style-name="P2"><text:span text:style-name="T1">latest_ajax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cm" svg:height="0.7cm" svg:x="19.873cm" svg:y="11.696cm">
          <text:p text:style-name="P2"><text:span text:style-name="T1">servers_ajax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8cm" svg:height="3.3cm" svg:x="23.973cm" svg:y="9.9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4" draw:layer="layout" svg:width="4.168cm" svg:height="2.699cm" svg:x="24.905cm" svg:y="11.197cm">
          <draw:text-box>
            <text:p text:style-name="P3"><text:span text:style-name="T1">Template HTML files</text:span></text:p>
            <text:p text:style-name="P3"><text:span text:style-name="T1">instantiated by Django</text:span></text:p>
            <text:p text:style-name="P3"><text:span text:style-name="T1"/></text:p>
            <text:p text:style-name="P3"><text:span text:style-name="T1">Actually, there's less </text:span></text:p>
            <text:p text:style-name="P3"><text:span text:style-name="T1">dynamically generated</text:span></text:p>
            <text:p text:style-name="P3"><text:span text:style-name="T1">code.</text:span></text:p>
          </draw:text-box>
        </draw:frame>
        <draw:custom-shape draw:style-name="gr2" draw:text-style-name="P1" draw:layer="layout" svg:width="4.7cm" svg:height="3.2cm" svg:x="1.173cm" svg:y="13.896cm">
          <text:p text:style-name="P2"><text:span text:style-name="T1">urls.py</text:span></text:p>
          <text:p text:style-name="P3"><text:span text:style-name="T1"/></text:p>
          <text:p text:style-name="P3"><text:span text:style-name="T1">/viewer</text:span></text:p>
          <text:p text:style-name="P3"><text:span text:style-name="T1">/tunnel</text:span></text:p>
          <text:p text:style-name="P3"><text:span text:style-name="T1">/userconfig</text:span></text:p>
          <text:p text:style-name="P3"><text:span text:style-name="T1">/jsi18n</text:span></text:p>
          <text:p text:style-name="P3"><text:span text:style-name="T1">/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187cm" svg:height="0.848cm" svg:x="21.486cm" svg:y="13.796cm">
          <draw:text-box>
            <text:p text:style-name="P3"><text:span text:style-name="T2">Django</text:span></text:p>
          </draw:text-box>
        </draw:frame>
        <draw:line draw:style-name="gr9" draw:text-style-name="P2" draw:layer="layout" svg:x1="2.573cm" svg:y1="15.396cm" svg:x2="6.773cm" svg:y2="14.596cm">
          <text:p/>
        </draw:line>
        <draw:custom-shape draw:style-name="gr2" draw:text-style-name="P1" draw:layer="layout" svg:width="5.4cm" svg:height="0.7cm" svg:x="13.273cm" svg:y="13.896cm">
          <text:p text:style-name="P2"><text:span text:style-name="T1">userconfg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3.373cm" svg:y1="15.896cm" svg:x2="13.273cm" svg:y2="14.296cm">
          <text:p/>
        </draw:line>
        <draw:custom-shape draw:style-name="gr2" draw:text-style-name="P1" draw:layer="layout" svg:width="5.4cm" svg:height="0.7cm" svg:x="13.273cm" svg:y="14.696cm">
          <text:p text:style-name="P2"><text:span text:style-name="T1">model.py (defines colum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4cm" svg:height="0.6cm" svg:x="13.273cm" svg:y="15.496cm">
          <text:p text:style-name="P2"><text:span text:style-name="T1">smartfield.py (pickles valu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075cm" svg:height="0.9cm" svg:x="0.973cm" svg:y="4.196cm">
          <text:p text:style-name="P2"><text:span text:style-name="T1">dashboard_view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075cm" svg:height="0.9cm" svg:x="15.398cm" svg:y="4.196cm">
          <text:p text:style-name="P2"><text:span text:style-name="T1">events_view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cm" svg:height="0.7cm" svg:x="19.873cm" svg:y="10.896cm">
          <text:p text:style-name="P2"><text:span text:style-name="T1">users_ajax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cm" svg:height="0.7cm" svg:x="19.873cm" svg:y="10.096cm">
          <text:p text:style-name="P2"><text:span text:style-name="T1">actions_ajax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73cm" svg:height="3.8cm" svg:x="24.073cm" svg:y="5.796cm">
          <text:p/>
          <draw:enhanced-geometry svg:viewBox="0 0 21600 21600" draw:glue-points="0 0 0 21600 21600 10800" draw:text-areas="0 ?f9 7800 ?f10" draw:type="right-brace" draw:modifiers="1200.71985602879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4" draw:layer="layout" svg:width="3.922cm" svg:height="1.081cm" svg:x="24.773cm" svg:y="7.315cm">
          <draw:text-box>
            <text:p text:style-name="P3"><text:span text:style-name="T1">Commonly used</text:span></text:p>
            <text:p text:style-name="P3"><text:span text:style-name="T1"><text:s text:c="14"/></text:span><text:span text:style-name="T1">components</text:span></text:p>
          </draw:text-box>
        </draw:frame>
        <draw:custom-shape draw:style-name="gr10" draw:text-style-name="P1" draw:layer="layout" svg:width="4.6cm" svg:height="0.9cm" svg:x="24.073cm" svg:y="0.7cm">
          <text:p text:style-name="P2"><text:span text:style-name="T1">Processed by brows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075cm" svg:height="0.7cm" svg:x="19.773cm" svg:y="2.596cm">
          <text:p text:style-name="P2"><text:span text:style-name="T1">actions_view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075cm" svg:height="0.7cm" svg:x="19.773cm" svg:y="3.496cm">
          <text:p text:style-name="P2"><text:span text:style-name="T1">users_view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075cm" svg:height="0.7cm" svg:x="19.773cm" svg:y="4.396cm">
          <text:p text:style-name="P2"><text:span text:style-name="T1">servers_view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5cm" svg:height="0.9cm" svg:x="5.373cm" svg:y="4.196cm">
          <text:p text:style-name="P2"><text:span text:style-name="T1">overview_triggers_view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5cm" svg:height="0.9cm" svg:x="5.398cm" svg:y="3.096cm">
          <text:p text:style-name="P2"><text:span text:style-name="T1">overview_items_view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3.981cm" svg:height="0.911cm" svg:x="11.173cm" svg:y="4.21cm">
          <text:p text:style-name="P2"><text:span text:style-name="T1">triggers_view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cm" svg:height="0.911cm" svg:x="11.173cm" svg:y="3.096cm">
          <text:p text:style-name="P2"><text:span text:style-name="T1">latest_view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1cm" svg:height="0.7cm" svg:x="9.673cm" svg:y="6.796cm">
          <text:p text:style-name="P2"><text:span text:style-name="T1">HatoholP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0.2cm" svg:height="0.7cm" svg:x="0.973cm" svg:y="7.796cm">
          <text:p text:style-name="P2"><text:span text:style-name="T1">HatoholConn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4cm" svg:height="1.7cm" svg:x="6.873cm" svg:y="13.896cm">
          <text:p text:style-name="P2"><text:span text:style-name="T1">forwadview.py</text:span></text:p>
          <text:p text:style-name="P2"><text:span text:style-name="T1"/></text:p>
          <text:p text:style-name="P2"><text:span text:style-name="T1">(proxy for Hatohol serv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0.87cm" svg:height="5.8cm" svg:x="7.488cm" svg:y="8.396cm">
          <text:p/>
          <draw:enhanced-geometry svg:viewBox="0 0 21600 21600" draw:text-areas="?f0 ?f8 ?f2 ?f9" draw:type="up-down-arrow" draw:modifiers="6424.86126526082 1484.7680049992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7cm" svg:height="0.7cm" svg:x="16.773cm" svg:y="8.896cm">
          <text:p text:style-name="P2"><text:span text:style-name="T1">CSS: Bootstr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1cm" svg:x="5.373cm" svg:y="11.396cm">
          <text:p text:style-name="P2"><text:span text:style-name="T1">overview_triggers_ajax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1cm" svg:x="5.373cm" svg:y="10.196cm">
          <text:p text:style-name="P2"><text:span text:style-name="T1">overview_items_ajax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3.6cm" svg:height="0.9cm" svg:x="15.373cm" svg:y="0.7cm">
          <text:p text:style-name="P2"><text:span text:style-name="T1">External Modu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2cm" svg:height="0.7cm" svg:x="17.573cm" svg:y="7.821cm">
          <text:p text:style-name="P2"><text:span text:style-name="T1">HatoholReplyPar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2.9cm" svg:height="0.7cm" svg:x="0.973cm" svg:y="5.796cm">
          <text:p text:style-name="P2"><text:span text:style-name="T1">HatoholDialog and derived dialo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6cm" svg:height="0.7cm" svg:x="13.973cm" svg:y="6.796cm">
          <text:p text:style-name="P2"><text:span text:style-name="T1">HatoholUser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4cm" svg:height="0.7cm" svg:x="0.973cm" svg:y="6.796cm">
          <text:p text:style-name="P2"><text:span text:style-name="T1">HatoholMonitoring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0.87cm" svg:height="6.8cm" svg:x="15.703cm" svg:y="7.296cm">
          <text:p/>
          <draw:enhanced-geometry svg:viewBox="0 0 21600 21600" draw:text-areas="?f0 ?f8 ?f2 ?f9" draw:type="up-down-arrow" draw:modifiers="6819.74741676234 1176.5408148037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.209cm" svg:height="0.996cm" svg:x="17.4cm" svg:y="16.2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1" draw:layer="layout" svg:width="5.9cm" svg:height="0.7cm" svg:x="11.373cm" svg:y="7.796cm">
          <text:p text:style-name="P2"><text:span text:style-name="T1">HatoholSessio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cm" svg:height="1cm" svg:x="15.373cm" svg:y="11.396cm">
          <text:p text:style-name="P2"><text:span text:style-name="T1">events_ajax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3cm" svg:height="0.7cm" svg:x="0.873cm" svg:y="12.596cm">
          <text:p text:style-name="P2"><text:span text:style-name="T1">base_ajax.html (setup menubar and load CSS and JS 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5.6cm" svg:height="0.7cm" svg:x="0.973cm" svg:y="8.896cm">
          <text:p text:style-name="P2"><text:span text:style-name="T1">JQuery, stupidtable, and JQueyUI (for Dialog. it'll be replaced with Bootstrap's Moda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19cm" svg:height="2.9cm" svg:x="24.073cm" svg:y="2.396cm">
          <text:p/>
          <draw:enhanced-geometry svg:viewBox="0 0 21600 21600" draw:glue-points="0 0 0 21600 21600 10800" draw:text-areas="0 ?f9 7800 ?f10" draw:type="right-brace" draw:modifiers="1200.71985602879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4" draw:layer="layout" svg:width="5.027cm" svg:height="0.7cm" svg:x="24.673cm" svg:y="3.496cm">
          <draw:text-box>
            <text:p text:style-name="P3"><text:span text:style-name="T1">Main workers for each page</text:span></text:p>
          </draw:text-box>
        </draw:frame>
        <draw:custom-shape draw:style-name="gr10" draw:text-style-name="P1" draw:layer="layout" svg:width="3.9cm" svg:height="0.7cm" svg:x="5.573cm" svg:y="6.796cm">
          <text:p text:style-name="P2"><text:span text:style-name="T1">HatoholNav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cm" svg:height="0.7cm" svg:x="19.873cm" svg:y="6.796cm">
          <text:p text:style-name="P2"><text:span text:style-name="T1">HatoholItemRem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2.073cm" svg:y1="14.796cm" svg:x2="3.173cm" svg:y2="13.096cm">
          <text:p/>
        </draw:line>
        <draw:custom-shape draw:style-name="gr2" draw:text-style-name="P1" draw:layer="layout" svg:width="2.6cm" svg:height="1.2cm" svg:x="19.3cm" svg:y="14.7cm">
          <text:p text:style-name="P2"><text:span text:style-name="T1">.po fil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exGothic" fo:font-size="24pt" fo:language="en" fo:country="US" style:font-name-asian="IPAexGothic1" style:font-size-asian="24pt" style:language-asian="ja" style:country-asian="JP" style:font-name-complex="IPAex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IPAexGothic1" style:font-family-asian="IPAex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yamato </meta:initial-creator>
    <meta:creation-date>2013-06-24T16:00:20</meta:creation-date>
    <meta:generator>LibreOffice/4.2.4.2$Linux_X86_64 LibreOffice_project/420m0$Build-2</meta:generator>
    <dc:date>2014-07-07T11:55:19.446510332</dc:date>
    <meta:editing-duration>PT18H31M33S</meta:editing-duration>
    <meta:editing-cycles>20</meta:editing-cycles>
    <dc:creator>kyamato </dc:creator>
    <meta:document-statistic meta:object-count="58"/>
  </office:meta>
</office:document-meta>
</file>